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6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------------------------------------------------------------</text:p>
      <text:p text:style-name="P10">[20191003_091831]</text:p>
      <text:p text:style-name="Text_20_body"/>
      <text:p text:style-name="P5"><text:span text:style-name="T1">1. Micah </text:span><text:span text:style-name="T2">1:6</text:span></text:p>
      <text:p text:style-name="Text_20_body"/>
      <table:table table:name="表27" table:style-name="表27">
        <table:table-column table:style-name="表27.A"/>
        <table:table-row>
          <table:table-cell table:style-name="表27.A1" office:value-type="string">
            <text:p text:style-name="P1">וְשַׂמְתִּי שֹׁמְרוֹן לְעִי הַשָּׂדֶה לְמַטָּעֵי כָרֶם </text:p>
          </table:table-cell>
        </table:table-row>
        <table:table-row>
          <table:table-cell table:style-name="表27.A2" office:value-type="string">
            <text:p text:style-name="P6">w'sam'tiy ~ and I will put / shom'ro:n / l'<text:span text:style-name="T6">I</text:span>y ~ to ruin / hasa:de: ~ field / garden ~ l'mat^a:<text:span text:style-name="T6">E</text:span>:y / vineyard ~ xa:rem</text:p>
          </table:table-cell>
        </table:table-row>
        <table:table-row>
          <table:table-cell table:style-name="表27.A2" office:value-type="string">
            <text:p text:style-name="P1">וְהִגַּרְתִּי לַגַּי אֲבָנֶיהָ </text:p>
          </table:table-cell>
        </table:table-row>
        <table:table-row>
          <table:table-cell table:style-name="表27.A2" office:value-type="string">
            <text:p text:style-name="P6">w'higartiy ~ I will pour / into gorge ~ lagay / stones thereof ~ a`va:neyha: / </text:p>
          </table:table-cell>
        </table:table-row>
        <table:table-row>
          <table:table-cell table:style-name="表27.A2" office:value-type="string">
            <text:p text:style-name="P1">וִיסֹדֶיהָ אֲגַלֶּה</text:p>
          </table:table-cell>
        </table:table-row>
        <table:table-row>
          <table:table-cell table:style-name="表27.A2" office:value-type="string">
            <text:p text:style-name="P6">wi'ysodeyha: ~ and foundation thereof / reveal ~ a`gale:</text:p>
          </table:table-cell>
        </table:table-row>
        <table:table-row>
          <table:table-cell table:style-name="表27.A2" office:value-type="string">
            <text:p text:style-name="P1">וְכָל־פְּסִילֶיהָ יֻכַּתּוּ וְכָל־אֶתְנַנֶּיהָ </text:p>
          </table:table-cell>
        </table:table-row>
        <table:table-row>
          <table:table-cell table:style-name="表27.A2" office:value-type="string">
            <text:p text:style-name="P6">w'ha:l-psiyleyha: ~ and all idols thereof / yukatu: ~ bruise / w'xa:l-ethnaneyha: ~ and all gifts thereof</text:p>
          </table:table-cell>
        </table:table-row>
        <table:table-row>
          <table:table-cell table:style-name="表27.A2" office:value-type="string">
            <text:p text:style-name="P1">יִשָּׂרְפוּ בָאֵשׁ וְכָל־עֲצַבֶּיהָ </text:p>
          </table:table-cell>
        </table:table-row>
        <table:table-row>
          <table:table-cell table:style-name="表27.A2" office:value-type="string">
            <text:p text:style-name="P6">yisa:r'fu: ~ be on fire / va:E:sh ~ on fire / w'xa:l-<text:span text:style-name="T6">A</text:span>`tsabeyha: ~ and all images thereof</text:p>
          </table:table-cell>
        </table:table-row>
        <table:table-row>
          <table:table-cell table:style-name="表27.A2" office:value-type="string">
            <text:p text:style-name="P14">אָשִׂים שְׁמָמָה כִּי מֵאֶתְנַן זוֹנָה קִבָּצָה </text:p>
          </table:table-cell>
        </table:table-row>
        <table:table-row>
          <table:table-cell table:style-name="表27.A2" office:value-type="string">
            <text:p text:style-name="P6">A:siym ~ put / sh'ma:ma: ~ devastation / kiy ~ because / meEthnan ~ from gift / zo:na: ~ commit idolatry / qiba:ta: ~ collect / </text:p>
          </table:table-cell>
        </table:table-row>
        <table:table-row>
          <table:table-cell table:style-name="表27.A2" office:value-type="string">
            <text:p text:style-name="P14">וְעַד־אֶתְנַן זוֹנָה יָשׁוּבוּ</text:p>
          </table:table-cell>
        </table:table-row>
        <table:table-row>
          <table:table-cell table:style-name="表27.A2" office:value-type="string">
            <text:p text:style-name="P6">w'Ad-Ethnan ~ and while gift / commit idolatry / ya:shu:vu: ~ return</text:p>
          </table:table-cell>
        </table:table-row>
      </table:table>
      <text:p text:style-name="P3"/>
      <text:p text:style-name="P5"><text:span text:style-name="T3">[next] </text:span><text:span text:style-name="T4">1:8</text:span><text:span text:style-name="T5"> “</text:span><text:span text:style-name="T3">XXX”</text:span></text:p>
      <text:p text:style-name="Text_20_body"/>
      <text:p text:style-name="P4">[/  20191003_094638]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5T09:41:09.03</meta:creation-date>
    <dc:date>2019-10-03T09:52:27.36</dc:date>
    <dc:creator>iwabuchi ken</dc:creator>
    <meta:editing-duration>PT3M17S</meta:editing-duration>
    <meta:editing-cycles>3</meta:editing-cycles>
    <meta:generator>OpenOffice/4.1.3$Win32 OpenOffice.org_project/413m1$Build-9783</meta:generator>
    <meta:document-statistic meta:table-count="1" meta:image-count="0" meta:object-count="0" meta:page-count="1" meta:paragraph-count="19" meta:word-count="158" meta:character-count="1026"/>
  </office:meta>
</office:document-meta>
</file>